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4cm" svg:x="6.9cm" svg:y="10.5cm">
          <text:p>Search resul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4cm" svg:x="1.7cm" svg:y="10.4cm">
          <text:p text:style-name="P1">Book 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9cm" svg:x="11.7cm" svg:y="6.9cm">
          <text:p>Join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1cm" svg:x="12.2cm" svg:y="10.8cm">
          <text:p>Lo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2cm" svg:x="15.4cm" svg:y="10.7cm">
          <text:p>DashBo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2cm" svg:x="18.3cm" svg:y="3.4cm">
          <text:p>Pro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5cm" svg:x="19.3cm" svg:y="7.8cm">
          <text:p>Engage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5cm" svg:x="18.6cm" svg:y="13.3cm">
          <text:p>Appointm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1.1cm" svg:x="17.9cm" svg:y="17.3cm">
          <text:p>Trouble ticket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11.4cm" svg:x2="6.1cm" svg:y2="11.4cm">
          <text:p/>
        </draw:line>
        <draw:line draw:style-name="gr2" draw:text-style-name="P1" draw:layer="layout" svg:x1="12.3cm" svg:y1="11.3cm" svg:x2="11.2cm" svg:y2="11.3cm">
          <text:p/>
        </draw:line>
        <draw:line draw:style-name="gr2" draw:text-style-name="P1" draw:layer="layout" svg:x1="13.1cm" svg:y1="11cm" svg:x2="13.2cm" svg:y2="7.7cm">
          <text:p/>
        </draw:line>
        <draw:line draw:style-name="gr2" draw:text-style-name="P1" draw:layer="layout" svg:x1="14.4cm" svg:y1="11.4cm" svg:x2="15.5cm" svg:y2="11.4cm">
          <text:p/>
        </draw:line>
        <draw:line draw:style-name="gr2" draw:text-style-name="P1" draw:layer="layout" svg:x1="16.6cm" svg:y1="11cm" svg:x2="18.3cm" svg:y2="4.3cm">
          <text:p/>
        </draw:line>
        <draw:line draw:style-name="gr2" draw:text-style-name="P1" draw:layer="layout" svg:x1="17.4cm" svg:y1="10.7cm" svg:x2="19.6cm" svg:y2="9.1cm">
          <text:p/>
        </draw:line>
        <draw:line draw:style-name="gr2" draw:text-style-name="P1" draw:layer="layout" svg:x1="17.4cm" svg:y1="11.8cm" svg:x2="18.6cm" svg:y2="13.7cm">
          <text:p/>
        </draw:line>
        <draw:line draw:style-name="gr2" draw:text-style-name="P1" draw:layer="layout" svg:x1="17.3cm" svg:y1="11.9cm" svg:x2="18cm" svg:y2="17.7cm">
          <text:p/>
        </draw:line>
        <draw:custom-shape draw:style-name="gr1" draw:text-style-name="P1" draw:layer="layout" svg:width="2.9cm" svg:height="0.9cm" svg:x="9.8cm" svg:y="15.1cm">
          <text:p>Tc &amp; C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9cm" svg:x="13.7cm" svg:y="15.1cm">
          <text:p>Book His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11.8cm" svg:x2="11cm" svg:y2="15.1cm">
          <text:p/>
        </draw:line>
        <draw:line draw:style-name="gr2" draw:text-style-name="P1" draw:layer="layout" svg:x1="13.2cm" svg:y1="11.7cm" svg:x2="15.3cm" svg:y2="1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0T10:12:48.471563814</meta:creation-date>
    <dc:date>2014-10-13T13:08:22.122044576</dc:date>
    <meta:editing-duration>PT12M40S</meta:editing-duration>
    <meta:editing-cycles>6</meta:editing-cycles>
    <meta:generator>LibreOffice/4.2.6.3$Linux_X86_64 LibreOffice_project/420m0$Build-3</meta:generator>
    <meta:document-statistic meta:object-count="21"/>
  </office:meta>
</office:document-meta>
</file>